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23699613068472" table:style-name="ce1">
            <text:p>1.092369961</text:p>
          </table:table-cell>
          <table:table-cell office:value-type="float" office:value="1.0455813429716453E-2" table:style-name="ce1">
            <text:p>0.01045581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83979051868149" table:style-name="ce1">
            <text:p>1.098397905</text:p>
          </table:table-cell>
          <table:table-cell office:value-type="float" office:value="2.1451995750471301E-3" table:style-name="ce1">
            <text:p>0.002145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9744170375908" table:style-name="ce1">
            <text:p>1.064974417</text:p>
          </table:table-cell>
          <table:table-cell office:value-type="float" office:value="-3.2493260154124716E-2" table:style-name="ce1">
            <text:p>-0.032493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91573191553894" table:style-name="ce1">
            <text:p>1.069157319</text:p>
          </table:table-cell>
          <table:table-cell office:value-type="float" office:value="-3.3113981887723375E-2" table:style-name="ce1">
            <text:p>-0.03311398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2211634630355" table:style-name="ce1">
            <text:p>1.065221163</text:p>
          </table:table-cell>
          <table:table-cell office:value-type="float" office:value="-3.2928799104389603E-2" table:style-name="ce1">
            <text:p>-0.0329287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510327917529" table:style-name="ce1">
            <text:p>1.066510328</text:p>
          </table:table-cell>
          <table:table-cell office:value-type="float" office:value="-3.2322135530385689E-2" table:style-name="ce1">
            <text:p>-0.0323221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7412718469566" table:style-name="ce1">
            <text:p>1.065741272</text:p>
          </table:table-cell>
          <table:table-cell office:value-type="float" office:value="-2.6472370162714941E-2" table:style-name="ce1">
            <text:p>-0.026472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6527953141157" table:style-name="ce1">
            <text:p>1.065652795</text:p>
          </table:table-cell>
          <table:table-cell office:value-type="float" office:value="-2.9822218884773172E-2" table:style-name="ce1">
            <text:p>-0.02982221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0157418211456" table:style-name="ce1">
            <text:p>1.068015742</text:p>
          </table:table-cell>
          <table:table-cell office:value-type="float" office:value="-2.8276621478316041E-2" table:style-name="ce1">
            <text:p>-0.0282766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21400377636155368" table:style-name="ce1">
            <text:p>0.214003776</text:p>
          </table:table-cell>
          <table:table-cell office:value-type="float" office:value="-1.4941052858122212" table:style-name="ce1">
            <text:p>-1.494105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263217016836071" table:style-name="ce1">
            <text:p>1.8263217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9780402961548302" table:style-name="ce1">
            <text:p>0.79780403</text:p>
          </table:table-cell>
          <table:table-cell office:value-type="float" office:value="-6.9179127771643323" table:style-name="ce1">
            <text:p>-6.917912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4261722586845202" table:style-name="ce1">
            <text:p>8.4261722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523612209796064" table:style-name="ce1">
            <text:p>2.52361221</text:p>
          </table:table-cell>
          <table:table-cell office:value-type="float" office:value="-14.802804426001668" table:style-name="ce1">
            <text:p>-14.80280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169857090487135" table:style-name="ce1">
            <text:p>18.169857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.7019075866398517E-2" table:style-name="ce1">
            <text:p>0.017019076</text:p>
          </table:table-cell>
          <table:table-cell office:value-type="float" office:value="-0.12801958984518164" table:style-name="ce1">
            <text:p>-0.12801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626687433659478" table:style-name="ce1">
            <text:p>0.1562668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.0263856840873122" table:style-name="ce1">
            <text:p>1.026385684</text:p>
          </table:table-cell>
          <table:table-cell office:value-type="float" office:value="-4.811353068591548" table:style-name="ce1">
            <text:p>-4.811353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52743598212213" table:style-name="ce1">
            <text:p>5.95274359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.2073350723687453E-2" table:style-name="ce1">
            <text:p>0.042073351</text:p>
          </table:table-cell>
          <table:table-cell office:value-type="float" office:value="-0.17461519668529379" table:style-name="ce1">
            <text:p>-0.174615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733153065264149" table:style-name="ce1">
            <text:p>0.2173315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.89900100681647399" table:style-name="ce1">
            <text:p>0.899001007</text:p>
          </table:table-cell>
          <table:table-cell office:value-type="float" office:value="-2.3857078673212673" table:style-name="ce1">
            <text:p>-2.385707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848670355807553" table:style-name="ce1">
            <text:p>3.0848670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1.213E-2" table:style-name="ce1">
            <text:p>0.0121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.20672863448530157" table:style-name="ce1">
            <text:p>0.206728634</text:p>
          </table:table-cell>
          <table:table-cell office:value-type="float" office:value="-0.58298628875834491" table:style-name="ce1">
            <text:p>-0.582986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845260241331735" table:style-name="ce1">
            <text:p>0.7484526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.8650078353855108" table:style-name="ce1">
            <text:p>2.865007835</text:p>
          </table:table-cell>
          <table:table-cell office:value-type="float" office:value="-9.7465996819746419" table:style-name="ce1">
            <text:p>-9.746599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92368084117005" table:style-name="ce1">
            <text:p>12.292368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0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6839" table:style-name="ce1">
            <text:p>1.06839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6839" table:style-name="ce1">
            <text:p>1.06839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6839" table:style-name="ce1">
            <text:p>1.06839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17337" table:style-name="ce1">
            <text:p>1.173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2.921E-2" table:style-name="ce1">
            <text:p>0.029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9589" table:style-name="ce1">
            <text:p>0.49589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3015" table:style-name="ce1">
            <text:p>0.33015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1048561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6:Buses.I11">
          <table:sort>
            <table:sort-by table:field-number="0"/>
          </table:sort>
        </table:database-range>
        <table:database-range table:target-range-address="Lines.A6:Lines.I23">
          <table:sort>
            <table:sort-by table:field-number="0"/>
          </table:sort>
        </table:database-range>
        <table:database-range table:target-range-address="Loads.A6:Loads.I11">
          <table:sort>
            <table:sort-by table:field-number="0"/>
          </table:sort>
        </table:database-range>
        <table:database-range table:target-range-address="P_Profiles_Load.A6:P_Profiles_Load.C11">
          <table:sort>
            <table:sort-by table:field-number="0"/>
          </table:sort>
        </table:database-range>
        <table:database-range table:target-range-address="Q_Profiles_Load.A6:Q_Profiles_Load.C1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Wangwei Kong</dc:creator>
    <meta:creation-date>2022-03-28T20:04:17Z</meta:creation-date>
    <dc:date>2022-08-23T12:33:27Z</dc:date>
    <meta:editing-cycles>59</meta:editing-cycles>
  </office:meta>
</office:document-meta>
</file>